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start" style:justify-single-word="false" style:writing-mode="lr-tb"/>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 Part XII</text:p>
      <text:p text:style-name="P1">Debriefing / Invisible War</text:p>
      <text:p text:style-name="P2"><text:tab/>In the debriefing room sergeant Drake Hicks were standing as a witness being interrogated as if being court martialled. </text:p>
      <text:p text:style-name="P2"><text:tab/>“What were your team doing in the pipes transmuted into fruit bats?” Asked Brigadier General Kyle Bennet Browning. <text:s/></text:p>
      <text:p text:style-name="P2"><text:tab/>“It was a mistake General, we were supposed to transmute into Alaskan field mice, but I programmed the panels wrong.”</text:p>
      <text:p text:style-name="P2"><text:tab/>“Your sonar or your wing flaps uncovered you.”</text:p>
      <text:p text:style-name="P2"><text:tab/>“One or the other, I wouldn't know, but it was Ophelia's stepping in the blood puddle of Cpl. Kacey Collins that revealed us as well.”</text:p>
      <text:p text:style-name="P2"><text:tab/>“Don't dig up your grave too deep, Cpl. Summer showed up into the scenery only after you lost your team and demystified yourself in the first place. You may go back to your place. Ophelia Summer take his place.”</text:p>
      <text:p text:style-name="P2"><text:tab/>“Sir, yes sir.”</text:p>
      <text:p text:style-name="P2"><text:tab/>Ophelia took his place. 'Drink Cryo-Fluids, Hicks' ; 'Sleep in an open air lock, bitch' ; 'The grease Monkeys want you to put your face on an afterburner while they warm it to the max' ; 'How's that rocket fuel transfusion you get every 12 hours feel?'</text:p>
      <text:p text:style-name="P2"><text:tab/>“Stop swearing each other in sub-sonic frequencies” The court Psyion said after he telekinetically slapped them both.</text:p>
      <text:p text:style-name="P2"><text:tab/>“Fine. Now, Ophelia, give us your version of the battle.” The Brigadier General said.</text:p>
      <text:p text:style-name="P2"><text:tab/>“We were told Alpha team screwed up bad, and lost their mini-gun...”</text:p>
      <text:p text:style-name="P2"><text:tab/>“Why is it called a mini-gun?”</text:p>
      <text:p text:style-name="P2"><text:tab/>“Because it's the lightest armament a helicopter carries.”</text:p>
      <text:p text:style-name="P2"><text:tab/>“Correct, What calibre does it uses?”</text:p>
      <text:p text:style-name="P2"><text:tab/>“Zero point five inch or 12.7 mm, sir.”</text:p>
      <text:p text:style-name="P2"><text:soft-page-break/><text:tab/>“Also correct, you may proceed.”</text:p>
      <text:p text:style-name="P2"><text:tab/>“We were going through the death infested corridors, TOC suits on and engaged, zero visibility for both sides, pretty much. Suddenly I stepped on a blood puddle of what used to be a negated and demystified Kacey Collins, I know now, While bothering at what this dark fluid that I stepped into was, a burst of approximately 1200 rounds per minute demystified myself.”</text:p>
      <text:p text:style-name="P2"><text:tab/>“You did not had an opportunity to recognize the alien invaders carrying Alpha's mini-gun?”</text:p>
      <text:p text:style-name="P2"><text:tab/>“No, sir by the time I realized what was going on, I was already eating lead at zero proximity by a dragoon who wielded my neck in one arm and spraying into my cortex as if it was Trick or treat on Halloween.”</text:p>
      <text:p text:style-name="P2"><text:tab/>“So the feeling of pain was lost on you, I see.” </text:p>
      <text:p text:style-name="P2"><text:tab/>“That is correct, Brigadier General.”</text:p>
      <text:p text:style-name="P2"><text:tab/>“Go to your place. Sergeant Mustapha Abdul take her place.”</text:p>
      <text:p text:style-name="P2"><text:tab/>“Sir, yes sir.”</text:p>
      <text:p text:style-name="P2"><text:tab/>“What happened to you?”</text:p>
      <text:p text:style-name="P2"><text:tab/>“I was demystified too before the UV goggles were activated, but I think I can vaguely remember that Cpl. Philipes did managed to pick up an RPG...”</text:p>
      <text:p text:style-name="P2"><text:tab/>"What does it stand for?”</text:p>
      <text:p text:style-name="P2"><text:tab/>“What is, sir?”</text:p>
      <text:p text:style-name="P2"><text:tab/>“The initials?”</text:p>
      <text:p text:style-name="P2"><text:tab/>“I refer to a Rocket Propelled Grenade, I do not find the disambiguation of Role Playing Game necessary in this case sir.”</text:p>
      <text:p text:style-name="P2"><text:tab/>“Yet, you chose to specify it. Why is that?”</text:p>
      <text:p text:style-name="P2"><text:tab/>“Taking into consideration several of our recreational activities carried out in the outpost, I thought it deserves a mention to say the least. With all due respect, Brigadier General you ran the last campaign...”</text:p>
      <text:p text:style-name="P2"><text:tab/>“Not here, soldier, it's irrelevant to this debriefing. Sergeant Hicks I fine you by 10 DKP on <text:soft-page-break/>probation period of eleven days from this day forth, Should no incident will recur, see yourself exempt from paying the fine. Better luck in your next debriefing soldiers. Everybody dismissed except MERP campaign participa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Obliterator</meta:initial-creator>
    <meta:creation-date>2008-12-25T00:48:45.67</meta:creation-date>
    <dc:date>2013-10-31T00:11:19.388800728</dc:date>
    <dc:creator>OoZooL </dc:creator>
    <meta:editing-duration>PT1H42M24S</meta:editing-duration>
    <meta:editing-cycles>8</meta:editing-cycles>
    <meta:generator>LibreOffice/4.1.2.3$Linux_X86_64 LibreOffice_project/410$Build-3</meta:generator>
    <meta:document-statistic meta:table-count="0" meta:image-count="0" meta:object-count="0" meta:page-count="3" meta:paragraph-count="34" meta:word-count="569" meta:character-count="3322" meta:non-whitespace-character-count="2750"/>
    <meta:user-defined meta:name="Info 1"/>
    <meta:user-defined meta:name="Info 2"/>
    <meta:user-defined meta:name="Info 3"/>
    <meta:user-defined meta:name="Info 4"/>
  </office:meta>
</office:document-meta>
</file>